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996in" svg:height="3.4996in" svg:x="0.4197in" svg:y="14.0154in">
            <draw:object draw:notify-on-update-of-ranges="Sheet1.B45:Sheet1.B45 Sheet1.B46:Sheet1.B53 Sheet1.C45:Sheet1.C45 Sheet1.C46:Sheet1.C53 Sheet1.D45:Sheet1.D45 Sheet1.D46:Sheet1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>
            <draw:frame draw:z-index="3" draw:style-name="gr1" draw:text-style-name="P1" svg:width="5.9996in" svg:height="3.4996in" svg:x="0.0012in" svg:y="0.0004in">
              <draw:object draw:notify-on-update-of-ranges="Sheet1.B3:Sheet1.B3 Sheet1.B4:Sheet1.B11 Sheet1.C3:Sheet1.C3 Sheet1.C4:Sheet1.C11 Sheet1.D3:Sheet1.D3 Sheet1.D4:Sheet1.D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75.48" calcext:value-type="float">
            <text:p>275.48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>
            <draw:frame draw:z-index="4" draw:style-name="gr1" draw:text-style-name="P1" svg:width="5.9996in" svg:height="3.4996in" svg:x="0.0008in" svg:y="0.0004in">
              <draw:object draw:notify-on-update-of-ranges="Sheet1.B15:Sheet1.B15 Sheet1.B16:Sheet1.B23 Sheet1.C15:Sheet1.C15 Sheet1.C16:Sheet1.C23 Sheet1.D15:Sheet1.D15 Sheet1.D16:Sheet1.D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NM=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  <table:table-cell table:number-columns-repeated="2"/>
          <table:table-cell>
            <draw:frame draw:z-index="5" draw:style-name="gr1" draw:text-style-name="P1" svg:width="5.9996in" svg:height="3.4996in" svg:x="0.0008in" svg:y="0.0004in">
              <draw:object draw:notify-on-update-of-ranges="Sheet1.B28:Sheet1.B28 Sheet1.B29:Sheet1.B36 Sheet1.C28:Sheet1.C28 Sheet1.C29:Sheet1.C36 Sheet1.D28:Sheet1.D28 Sheet1.D29:Sheet1.D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  <table:table-cell table:number-columns-repeated="3"/>
        </table:table-row>
        <table:table-row table:style-name="ro1" table:number-rows-repeated="2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>
            <draw:frame draw:z-index="1" draw:style-name="gr1" draw:text-style-name="P1" svg:width="5.998in" svg:height="3.4988in" svg:x="0.5146in" svg:y="0.0976in">
              <draw:object draw:notify-on-update-of-ranges="Sheet1.B57:Sheet1.B57 Sheet1.B58:Sheet1.B65 Sheet1.C57:Sheet1.C57 Sheet1.C58:Sheet1.C65 Sheet1.D57:Sheet1.D57 Sheet1.D58:Sheet1.D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20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>
            <draw:frame draw:z-index="2" draw:style-name="gr1" draw:text-style-name="P1" svg:width="5.998in" svg:height="3.4988in" svg:x="0.4756in" svg:y="0.0272in">
              <draw:object draw:notify-on-update-of-ranges="Sheet1.B70:Sheet1.B70 Sheet1.B71:Sheet1.B78 Sheet1.C70:Sheet1.C70 Sheet1.C71:Sheet1.C78 Sheet1.D70:Sheet1.D70 Sheet1.D71:Sheet1.D7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2:48:41.237419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6:52.278739697</meta:creation-date>
    <dc:date>2024-09-03T13:34:23.337971543</dc:date>
    <meta:editing-duration>PT1H32M35S</meta:editing-duration>
    <meta:editing-cycles>34</meta:editing-cycles>
    <meta:generator>LibreOffice/24.2.5.2$Linux_X86_64 LibreOffice_project/420$Build-2</meta:generator>
    <meta:print-date>2024-09-03T13:23:39.259642272</meta:print-date>
    <meta:printed-by>PDF files</meta:printed-by>
    <meta:document-statistic meta:table-count="1" meta:cell-count="22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45:Sheet1.D53" chart:data-source-has-labels="row" svg:x="1.263cm" svg:y="0.881cm" svg:width="13.673cm" svg:height="6.903cm">
          <chart:coordinate-region svg:x="2.149cm" svg:y="1.042cm" svg:width="12.706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6:Sheet1.B53" chart:label-cell-address="Sheet1.B45:Sheet1.B45" chart:class="chart:line">
            <chart:data-point chart:repeated="8"/>
          </chart:series>
          <chart:series chart:style-name="ch10" chart:values-cell-range-address="Sheet1.C46:Sheet1.C53" chart:label-cell-address="Sheet1.C45:Sheet1.C45" chart:class="chart:line">
            <chart:data-point chart:repeated="8"/>
          </chart:series>
          <chart:series chart:style-name="ch11" chart:values-cell-range-address="Sheet1.D46:Sheet1.D53" chart:label-cell-address="Sheet1.D45:Sheet1.D4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45:Sheet1.B45</svg:desc>
                </draw:g>
              </table:table-cell>
              <table:table-cell office:value-type="string">
                <text:p>MD-mfcmTSP*</text:p>
                <draw:g>
                  <svg:desc>Sheet1.C45:Sheet1.C45</svg:desc>
                </draw:g>
              </table:table-cell>
              <table:table-cell office:value-type="string">
                <text:p>H-AACONC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2.11">
                <text:p>1812.11</text:p>
                <draw:g>
                  <svg:desc>Sheet1.B46:Sheet1.B53</svg:desc>
                </draw:g>
              </table:table-cell>
              <table:table-cell office:value-type="float" office:value="1529.72">
                <text:p>1529.72</text:p>
                <draw:g>
                  <svg:desc>Sheet1.C46:Sheet1.C53</svg:desc>
                </draw:g>
              </table:table-cell>
              <table:table-cell office:value-type="float" office:value="1405.62">
                <text:p>1405.62</text:p>
                <draw:g>
                  <svg:desc>Sheet1.D46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3.6">
                <text:p>1723.6</text:p>
              </table:table-cell>
              <table:table-cell office:value-type="float" office:value="1515.57">
                <text:p>1515.57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2.88">
                <text:p>1552.88</text:p>
              </table:table-cell>
              <table:table-cell office:value-type="float" office:value="1432.9">
                <text:p>1432.9</text:p>
              </table:table-cell>
              <table:table-cell office:value-type="float" office:value="1278.79">
                <text:p>1278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1.33">
                <text:p>1591.33</text:p>
              </table:table-cell>
              <table:table-cell office:value-type="float" office:value="1355.74">
                <text:p>1355.74</text:p>
              </table:table-cell>
              <table:table-cell office:value-type="float" office:value="1207.58">
                <text:p>1207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.08">
                <text:p>1600.08</text:p>
              </table:table-cell>
              <table:table-cell office:value-type="float" office:value="1293.7">
                <text:p>1293.7</text:p>
              </table:table-cell>
              <table:table-cell office:value-type="float" office:value="1159.24">
                <text:p>115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6.76">
                <text:p>1486.76</text:p>
              </table:table-cell>
              <table:table-cell office:value-type="float" office:value="1315.35">
                <text:p>1315.35</text:p>
              </table:table-cell>
              <table:table-cell office:value-type="float" office:value="1168.75">
                <text:p>116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6.09">
                <text:p>1476.09</text:p>
              </table:table-cell>
              <table:table-cell office:value-type="float" office:value="1209.6">
                <text:p>1209.6</text:p>
              </table:table-cell>
              <table:table-cell office:value-type="float" office:value="1170.21">
                <text:p>117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3.99">
                <text:p>1483.99</text:p>
              </table:table-cell>
              <table:table-cell office:value-type="float" office:value="1269.96">
                <text:p>1269.96</text:p>
              </table:table-cell>
              <table:table-cell office:value-type="float" office:value="1078.26">
                <text:p>1078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57:Sheet1.D65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58:Sheet1.B65" chart:label-cell-address="Sheet1.B57:Sheet1.B57" chart:class="chart:line">
            <chart:data-point chart:repeated="8"/>
          </chart:series>
          <chart:series chart:style-name="ch10" chart:values-cell-range-address="Sheet1.C58:Sheet1.C65" chart:label-cell-address="Sheet1.C57:Sheet1.C57" chart:class="chart:line">
            <chart:data-point chart:repeated="8"/>
          </chart:series>
          <chart:series chart:style-name="ch11" chart:values-cell-range-address="Sheet1.D58:Sheet1.D65" chart:label-cell-address="Sheet1.D57:Sheet1.D5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57:Sheet1.B57</svg:desc>
                </draw:g>
              </table:table-cell>
              <table:table-cell office:value-type="string">
                <text:p>MD-mfcmTSP*</text:p>
                <draw:g>
                  <svg:desc>Sheet1.C57:Sheet1.C57</svg:desc>
                </draw:g>
              </table:table-cell>
              <table:table-cell office:value-type="string">
                <text:p>H-AACONC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5.11">
                <text:p>1615.11</text:p>
                <draw:g>
                  <svg:desc>Sheet1.B58:Sheet1.B65</svg:desc>
                </draw:g>
              </table:table-cell>
              <table:table-cell office:value-type="float" office:value="1414.73">
                <text:p>1414.73</text:p>
                <draw:g>
                  <svg:desc>Sheet1.C58:Sheet1.C65</svg:desc>
                </draw:g>
              </table:table-cell>
              <table:table-cell office:value-type="float" office:value="1277.4">
                <text:p>1277.4</text:p>
                <draw:g>
                  <svg:desc>Sheet1.D5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0.11">
                <text:p>1480.11</text:p>
              </table:table-cell>
              <table:table-cell office:value-type="float" office:value="1248.02">
                <text:p>1248.02</text:p>
              </table:table-cell>
              <table:table-cell office:value-type="float" office:value="1157.86">
                <text:p>1157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7.63">
                <text:p>1287.63</text:p>
              </table:table-cell>
              <table:table-cell office:value-type="float" office:value="1129.4">
                <text:p>1129.4</text:p>
              </table:table-cell>
              <table:table-cell office:value-type="float" office:value="1025.98">
                <text:p>1025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1094.54">
                <text:p>1094.54</text:p>
              </table:table-cell>
              <table:table-cell office:value-type="float" office:value="971.79">
                <text:p>97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1023.24">
                <text:p>1023.24</text:p>
              </table:table-cell>
              <table:table-cell office:value-type="float" office:value="1003.88">
                <text:p>1003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985.81">
                <text:p>985.81</text:p>
              </table:table-cell>
              <table:table-cell office:value-type="float" office:value="916.59">
                <text:p>916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984.45">
                <text:p>984.45</text:p>
              </table:table-cell>
              <table:table-cell office:value-type="float" office:value="878.86">
                <text:p>87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1012.29">
                <text:p>1012.29</text:p>
              </table:table-cell>
              <table:table-cell office:value-type="float" office:value="894.34">
                <text:p>894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70:Sheet1.D78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71:Sheet1.B78" chart:label-cell-address="Sheet1.B70:Sheet1.B70" chart:class="chart:line">
            <chart:data-point chart:repeated="8"/>
          </chart:series>
          <chart:series chart:style-name="ch10" chart:values-cell-range-address="Sheet1.C71:Sheet1.C78" chart:label-cell-address="Sheet1.C70:Sheet1.C70" chart:class="chart:line">
            <chart:data-point chart:repeated="8"/>
          </chart:series>
          <chart:series chart:style-name="ch11" chart:values-cell-range-address="Sheet1.D71:Sheet1.D78" chart:label-cell-address="Sheet1.D70:Sheet1.D70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70:Sheet1.B70</svg:desc>
                </draw:g>
              </table:table-cell>
              <table:table-cell office:value-type="string">
                <text:p>MD-mfcmTSP*</text:p>
                <draw:g>
                  <svg:desc>Sheet1.C70:Sheet1.C70</svg:desc>
                </draw:g>
              </table:table-cell>
              <table:table-cell office:value-type="string">
                <text:p>H-AACONC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7.28">
                <text:p>1407.28</text:p>
                <draw:g>
                  <svg:desc>Sheet1.B71:Sheet1.B78</svg:desc>
                </draw:g>
              </table:table-cell>
              <table:table-cell office:value-type="float" office:value="1142.67">
                <text:p>1142.67</text:p>
                <draw:g>
                  <svg:desc>Sheet1.C71:Sheet1.C78</svg:desc>
                </draw:g>
              </table:table-cell>
              <table:table-cell office:value-type="float" office:value="1046.73">
                <text:p>1046.73</text:p>
                <draw:g>
                  <svg:desc>Sheet1.D71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4.02">
                <text:p>1084.02</text:p>
              </table:table-cell>
              <table:table-cell office:value-type="float" office:value="988.27">
                <text:p>988.27</text:p>
              </table:table-cell>
              <table:table-cell office:value-type="float" office:value="899.62">
                <text:p>899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5.08">
                <text:p>1145.08</text:p>
              </table:table-cell>
              <table:table-cell office:value-type="float" office:value="846.18">
                <text:p>846.18</text:p>
              </table:table-cell>
              <table:table-cell office:value-type="float" office:value="813.18">
                <text:p>81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873.3">
                <text:p>873.3</text:p>
              </table:table-cell>
              <table:table-cell office:value-type="float" office:value="747.19">
                <text:p>747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839.21">
                <text:p>839.21</text:p>
              </table:table-cell>
              <table:table-cell office:value-type="float" office:value="719.16">
                <text:p>719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781.82">
                <text:p>781.82</text:p>
              </table:table-cell>
              <table:table-cell office:value-type="float" office:value="717.03">
                <text:p>717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760.68">
                <text:p>760.68</text:p>
              </table:table-cell>
              <table:table-cell office:value-type="float" office:value="653.65">
                <text:p>65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760.49">
                <text:p>760.49</text:p>
              </table:table-cell>
              <table:table-cell office:value-type="float" office:value="657.11">
                <text:p>657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3:Sheet1.D11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:Sheet1.B11" chart:label-cell-address="Sheet1.B3:Sheet1.B3" chart:class="chart:line">
            <chart:data-point chart:repeated="8"/>
          </chart:series>
          <chart:series chart:style-name="ch10" chart:values-cell-range-address="Sheet1.C4:Sheet1.C11" chart:label-cell-address="Sheet1.C3:Sheet1.C3" chart:class="chart:line">
            <chart:data-point chart:repeated="8"/>
          </chart:series>
          <chart:series chart:style-name="ch11" chart:values-cell-range-address="Sheet1.D4:Sheet1.D11" chart:label-cell-address="Sheet1.D3:Sheet1.D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3:Sheet1.B3</svg:desc>
                </draw:g>
              </table:table-cell>
              <table:table-cell office:value-type="string">
                <text:p>MD-mfcmTSP*</text:p>
                <draw:g>
                  <svg:desc>Sheet1.C3:Sheet1.C3</svg:desc>
                </draw:g>
              </table:table-cell>
              <table:table-cell office:value-type="string">
                <text:p>H-AACONC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.22">
                <text:p>518.22</text:p>
                <draw:g>
                  <svg:desc>Sheet1.B4:Sheet1.B11</svg:desc>
                </draw:g>
              </table:table-cell>
              <table:table-cell office:value-type="float" office:value="454.17">
                <text:p>454.17</text:p>
                <draw:g>
                  <svg:desc>Sheet1.C4:Sheet1.C11</svg:desc>
                </draw:g>
              </table:table-cell>
              <table:table-cell office:value-type="float" office:value="391.49">
                <text:p>391.49</text:p>
                <draw:g>
                  <svg:desc>Sheet1.D4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1">
                <text:p>504.1</text:p>
              </table:table-cell>
              <table:table-cell office:value-type="float" office:value="422.4">
                <text:p>422.4</text:p>
              </table:table-cell>
              <table:table-cell office:value-type="float" office:value="367.03">
                <text:p>367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.59">
                <text:p>475.59</text:p>
              </table:table-cell>
              <table:table-cell office:value-type="float" office:value="451.55">
                <text:p>451.55</text:p>
              </table:table-cell>
              <table:table-cell office:value-type="float" office:value="348.01">
                <text:p>348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409.92">
                <text:p>409.92</text:p>
              </table:table-cell>
              <table:table-cell office:value-type="float" office:value="349.93">
                <text:p>349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422.4">
                <text:p>422.4</text:p>
              </table:table-cell>
              <table:table-cell office:value-type="float" office:value="322.64">
                <text:p>32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425.23">
                <text:p>425.23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415.03">
                <text:p>415.03</text:p>
              </table:table-cell>
              <table:table-cell office:value-type="float" office:value="313.01">
                <text:p>31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6.16">
                <text:p>526.16</text:p>
              </table:table-cell>
              <table:table-cell office:value-type="float" office:value="429.45">
                <text:p>429.45</text:p>
              </table:table-cell>
              <table:table-cell office:value-type="float" office:value="306.09">
                <text:p>306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15:Sheet1.D23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16:Sheet1.B23" chart:label-cell-address="Sheet1.B15:Sheet1.B15" chart:class="chart:line">
            <chart:data-point chart:repeated="8"/>
          </chart:series>
          <chart:series chart:style-name="ch10" chart:values-cell-range-address="Sheet1.C16:Sheet1.C23" chart:label-cell-address="Sheet1.C15:Sheet1.C15" chart:class="chart:line">
            <chart:data-point chart:repeated="8"/>
          </chart:series>
          <chart:series chart:style-name="ch11" chart:values-cell-range-address="Sheet1.D16:Sheet1.D23" chart:label-cell-address="Sheet1.D15:Sheet1.D1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15:Sheet1.B15</svg:desc>
                </draw:g>
              </table:table-cell>
              <table:table-cell office:value-type="string">
                <text:p>MD-mfcmTSP*</text:p>
                <draw:g>
                  <svg:desc>Sheet1.C15:Sheet1.C15</svg:desc>
                </draw:g>
              </table:table-cell>
              <table:table-cell office:value-type="string">
                <text:p>H-AACONC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16:Sheet1.B23</svg:desc>
                </draw:g>
              </table:table-cell>
              <table:table-cell office:value-type="float" office:value="404.46">
                <text:p>404.46</text:p>
                <draw:g>
                  <svg:desc>Sheet1.C16:Sheet1.C23</svg:desc>
                </draw:g>
              </table:table-cell>
              <table:table-cell office:value-type="float" office:value="339.88">
                <text:p>339.88</text:p>
                <draw:g>
                  <svg:desc>Sheet1.D16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373.08">
                <text:p>373.08</text:p>
              </table:table-cell>
              <table:table-cell office:value-type="float" office:value="299.08">
                <text:p>29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363.39">
                <text:p>363.39</text:p>
              </table:table-cell>
              <table:table-cell office:value-type="float" office:value="276.12">
                <text:p>27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309.69">
                <text:p>309.69</text:p>
              </table:table-cell>
              <table:table-cell office:value-type="float" office:value="265.53">
                <text:p>265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361.8">
                <text:p>361.8</text:p>
              </table:table-cell>
              <table:table-cell office:value-type="float" office:value="263.75">
                <text:p>26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345.7">
                <text:p>345.7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345.7">
                <text:p>345.7</text:p>
              </table:table-cell>
              <table:table-cell office:value-type="float" office:value="263.27">
                <text:p>26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305.8">
                <text:p>305.8</text:p>
              </table:table-cell>
              <table:table-cell office:value-type="float" office:value="275.48">
                <text:p>275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28:Sheet1.D36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29:Sheet1.B36" chart:label-cell-address="Sheet1.B28:Sheet1.B28" chart:class="chart:line">
            <chart:data-point chart:repeated="8"/>
          </chart:series>
          <chart:series chart:style-name="ch10" chart:values-cell-range-address="Sheet1.C29:Sheet1.C36" chart:label-cell-address="Sheet1.C28:Sheet1.C28" chart:class="chart:line">
            <chart:data-point chart:repeated="8"/>
          </chart:series>
          <chart:series chart:style-name="ch11" chart:values-cell-range-address="Sheet1.D29:Sheet1.D36" chart:label-cell-address="Sheet1.D28:Sheet1.D2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28:Sheet1.B28</svg:desc>
                </draw:g>
              </table:table-cell>
              <table:table-cell office:value-type="string">
                <text:p>MD-mfcmTSP*</text:p>
                <draw:g>
                  <svg:desc>Sheet1.C28:Sheet1.C28</svg:desc>
                </draw:g>
              </table:table-cell>
              <table:table-cell office:value-type="string">
                <text:p>H-AACONC</text:p>
                <draw:g>
                  <svg:desc>Sheet1.D28:Sheet1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29:Sheet1.B36</svg:desc>
                </draw:g>
              </table:table-cell>
              <table:table-cell office:value-type="float" office:value="335.04">
                <text:p>335.04</text:p>
                <draw:g>
                  <svg:desc>Sheet1.C29:Sheet1.C36</svg:desc>
                </draw:g>
              </table:table-cell>
              <table:table-cell office:value-type="float" office:value="282.89">
                <text:p>282.89</text:p>
                <draw:g>
                  <svg:desc>Sheet1.D29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283.43">
                <text:p>283.4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274.03">
                <text:p>274.0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256.73">
                <text:p>256.7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287.11">
                <text:p>287.1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282.06">
                <text:p>282.0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256.47">
                <text:p>256.47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